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20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1.01pt"/>
    </style:style>
    <style:style style:name="co11" style:family="table-column">
      <style:table-column-properties fo:break-before="auto" style:column-width="244.8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0.66pt"/>
    </style:style>
    <style:style style:name="co14" style:family="table-column">
      <style:table-column-properties fo:break-before="auto" style:column-width="384.24pt"/>
    </style:style>
    <style:style style:name="co15" style:family="table-column">
      <style:table-column-properties fo:break-before="auto" style:column-width="134.79pt"/>
    </style:style>
    <style:style style:name="co16" style:family="table-column">
      <style:table-column-properties fo:break-before="auto" style:column-width="114.75pt"/>
    </style:style>
    <style:style style:name="co17" style:family="table-column">
      <style:table-column-properties fo:break-before="auto" style:column-width="226.29pt"/>
    </style:style>
    <style:style style:name="co18" style:family="table-column">
      <style:table-column-properties fo:break-before="auto" style:column-width="89.21pt"/>
    </style:style>
    <style:style style:name="co21" style:family="table-column">
      <style:table-column-properties fo:break-before="auto" style:column-width="117.16pt"/>
    </style:style>
    <style:style style:name="co22" style:family="table-column">
      <style:table-column-properties fo:break-before="auto" style:column-width="296.11pt"/>
    </style:style>
    <style:style style:name="co23" style:family="table-column">
      <style:table-column-properties fo:break-before="auto" style:column-width="118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14.91pt" fo:break-before="auto" style:use-optimal-row-height="true"/>
    </style:style>
    <style:style style:name="ro12" style:family="table-row">
      <style:table-row-properties style:row-height="30.76pt" fo:break-before="auto" style:use-optimal-row-height="false"/>
    </style:style>
    <style:style style:name="ro13" style:family="table-row">
      <style:table-row-properties style:row-height="54pt" fo:break-before="auto" style:use-optimal-row-height="false"/>
    </style:style>
    <style:style style:name="ro14" style:family="table-row">
      <style:table-row-properties style:row-height="220.51pt" fo:break-before="auto" style:use-optimal-row-height="false"/>
    </style:style>
    <style:style style:name="ro15" style:family="table-row">
      <style:table-row-properties style:row-height="98.25pt" fo:break-before="auto" style:use-optimal-row-height="false"/>
    </style:style>
    <style:style style:name="ro16" style:family="table-row">
      <style:table-row-properties style:row-height="114.01pt" fo:break-before="auto" style:use-optimal-row-height="false"/>
    </style:style>
    <style:style style:name="ro17" style:family="table-row">
      <style:table-row-properties style:row-height="123.76pt" fo:break-before="auto" style:use-optimal-row-height="false"/>
    </style:style>
    <style:style style:name="ro18" style:family="table-row">
      <style:table-row-properties style:row-height="150.01pt" fo:break-before="auto" style:use-optimal-row-height="false"/>
    </style:style>
    <style:style style:name="ro20" style:family="table-row">
      <style:table-row-properties style:row-height="55.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ARCL_20_command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4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1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rotation-align="none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548235" style:rotation-align="none"/>
    </style:style>
    <style:style style:name="ce76" style:family="table-cell" style:parent-style-name="Default">
      <style:table-cell-properties fo:background-color="transparent" style:rotation-align="none"/>
    </style:style>
    <style:style style:name="ce77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6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7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9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style:rotation-align="none"/>
    </style:style>
    <style:style style:name="ce100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11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2" style:family="table-cell" style:parent-style-name="Default">
      <style:table-cell-properties fo:background-color="#f58220"/>
    </style:style>
    <style:style style:name="ce11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2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92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97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9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203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1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0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2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2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3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3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56" office:value-type="string" calcext:value-type="string">
            <text:p>Tasks</text:p>
          </table:table-cell>
          <table:table-cell table:style-name="ce73" office:value-type="date" office:date-value="2019-07-15" calcext:value-type="date">
            <text:p>Jul 15</text:p>
          </table:table-cell>
          <table:table-cell table:style-name="ce73" table:formula="of:=[.B1]+7" office:value-type="date" office:date-value="2019-07-22" calcext:value-type="date">
            <text:p>Jul 22</text:p>
          </table:table-cell>
          <table:table-cell table:style-name="ce73" table:formula="of:=[.C1]+7" office:value-type="date" office:date-value="2019-07-29" calcext:value-type="date">
            <text:p>Jul 29</text:p>
          </table:table-cell>
          <table:table-cell table:style-name="ce73" table:formula="of:=[.D1]+7" office:value-type="date" office:date-value="2019-08-05" calcext:value-type="date">
            <text:p>Aug 05</text:p>
          </table:table-cell>
          <table:table-cell table:style-name="ce73" table:formula="of:=[.E1]+7" office:value-type="date" office:date-value="2019-08-12" calcext:value-type="date">
            <text:p>Aug 12</text:p>
          </table:table-cell>
          <table:table-cell table:style-name="ce73" table:formula="of:=[.F1]+7" office:value-type="date" office:date-value="2019-08-19" calcext:value-type="date">
            <text:p>Aug 19</text:p>
          </table:table-cell>
          <table:table-cell table:style-name="ce73" table:formula="of:=[.G1]+7" office:value-type="date" office:date-value="2019-08-26" calcext:value-type="date">
            <text:p>Aug 26</text:p>
          </table:table-cell>
          <table:table-cell table:style-name="ce73" table:formula="of:=[.H1]+7" office:value-type="date" office:date-value="2019-09-02" calcext:value-type="date">
            <text:p>Sep 02</text:p>
          </table:table-cell>
          <table:table-cell table:style-name="ce73" table:formula="of:=[.I1]+7" office:value-type="date" office:date-value="2019-09-09" calcext:value-type="date">
            <text:p>Sep 09</text:p>
          </table:table-cell>
          <table:table-cell table:style-name="ce73" table:formula="of:=[.J1]+7" office:value-type="date" office:date-value="2019-09-16" calcext:value-type="date">
            <text:p>Sep 16</text:p>
          </table:table-cell>
          <table:table-cell table:style-name="ce73" table:formula="of:=[.K1]+7" office:value-type="date" office:date-value="2019-09-23" calcext:value-type="date">
            <text:p>Sep 23</text:p>
          </table:table-cell>
          <table:table-cell table:style-name="ce73" table:formula="of:=[.L1]+7" office:value-type="date" office:date-value="2019-09-30" calcext:value-type="date">
            <text:p>Sep 30</text:p>
          </table:table-cell>
          <table:table-cell table:style-name="ce73" table:formula="of:=[.M1]+7" office:value-type="date" office:date-value="2019-10-07" calcext:value-type="date">
            <text:p>Oct 07</text:p>
          </table:table-cell>
          <table:table-cell table:style-name="ce77" table:formula="of:=[.N1]+7" office:value-type="date" office:date-value="2019-10-14" calcext:value-type="date">
            <text:p>Oct 14</text:p>
          </table:table-cell>
          <table:table-cell table:style-name="ce73" table:formula="of:=[.O1]+7" office:value-type="date" office:date-value="2019-10-21" calcext:value-type="date">
            <text:p>Oct 21</text:p>
          </table:table-cell>
          <table:table-cell table:style-name="ce73" table:formula="of:=[.P1]+7" office:value-type="date" office:date-value="2019-10-28" calcext:value-type="date">
            <text:p>Oct 28</text:p>
          </table:table-cell>
          <table:table-cell table:style-name="ce73" table:formula="of:=[.Q1]+7" office:value-type="date" office:date-value="2019-11-04" calcext:value-type="date">
            <text:p>Nov 04</text:p>
          </table:table-cell>
          <table:table-cell table:style-name="ce73" table:formula="of:=[.R1]+7" office:value-type="date" office:date-value="2019-11-11" calcext:value-type="date">
            <text:p>Nov 11</text:p>
          </table:table-cell>
          <table:table-cell table:style-name="ce73" table:formula="of:=[.S1]+7" office:value-type="date" office:date-value="2019-11-18" calcext:value-type="date">
            <text:p>Nov 18</text:p>
          </table:table-cell>
          <table:table-cell table:style-name="ce73" table:formula="of:=[.T1]+7" office:value-type="date" office:date-value="2019-11-25" calcext:value-type="date">
            <text:p>Nov 25</text:p>
          </table:table-cell>
          <table:table-cell table:style-name="ce73" table:formula="of:=[.U1]+7" office:value-type="date" office:date-value="2019-12-02" calcext:value-type="date">
            <text:p>Dec 02</text:p>
          </table:table-cell>
          <table:table-cell table:style-name="ce73" table:formula="of:=[.V1]+7" office:value-type="date" office:date-value="2019-12-09" calcext:value-type="date">
            <text:p>Dec 09</text:p>
          </table:table-cell>
          <table:table-cell table:style-name="ce73" table:formula="of:=[.W1]+7" office:value-type="date" office:date-value="2019-12-16" calcext:value-type="date">
            <text:p>Dec 16</text:p>
          </table:table-cell>
          <table:table-cell table:style-name="ce73" table:formula="of:=[.X1]+7" office:value-type="date" office:date-value="2019-12-23" calcext:value-type="date">
            <text:p>Dec 23</text:p>
          </table:table-cell>
          <table:table-cell table:style-name="ce73" table:formula="of:=[.Y1]+7" office:value-type="date" office:date-value="2019-12-30" calcext:value-type="date">
            <text:p>Dec 30</text:p>
          </table:table-cell>
          <table:table-cell table:style-name="ce73" table:formula="of:=[.Z1]+7" office:value-type="date" office:date-value="2020-01-06" calcext:value-type="date">
            <text:p>Jan 06</text:p>
          </table:table-cell>
          <table:table-cell table:style-name="ce73" table:formula="of:=[.AA1]+7" office:value-type="date" office:date-value="2020-01-13" calcext:value-type="date">
            <text:p>Jan 13</text:p>
          </table:table-cell>
          <table:table-cell table:style-name="ce73" table:formula="of:=[.AB1]+7" office:value-type="date" office:date-value="2020-01-20" calcext:value-type="date">
            <text:p>Jan 20</text:p>
          </table:table-cell>
          <table:table-cell table:style-name="ce73" table:formula="of:=[.AC1]+7" office:value-type="date" office:date-value="2020-01-27" calcext:value-type="date">
            <text:p>Jan 27</text:p>
          </table:table-cell>
          <table:table-cell table:style-name="ce73"/>
          <table:table-cell table:style-name="ce56" table:number-columns-repeated="993"/>
        </table:table-row>
        <table:table-row table:style-name="ro1">
          <table:table-cell table:style-name="ce59" office:value-type="string" calcext:value-type="string">
            <text:p>Pre-internship setup</text:p>
          </table:table-cell>
          <table:table-cell table:style-name="ce74" table:number-columns-repeated="30"/>
          <table:table-cell table:style-name="ce59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75" table:number-columns-repeated="8"/>
          <table:table-cell table:number-columns-repeated="1015"/>
        </table:table-row>
        <table:table-row table:style-name="ro1">
          <table:table-cell table:style-name="ce62" office:value-type="string" calcext:value-type="string">
            <text:p>+ Install ROS2.0 on Windows or Ubuntu</text:p>
          </table:table-cell>
          <table:table-cell table:style-name="ce76" table:number-columns-repeated="9"/>
          <table:table-cell table:number-columns-repeated="1014"/>
        </table:table-row>
        <table:table-row table:style-name="ro1">
          <table:table-cell table:style-name="ce62" office:value-type="string" calcext:value-type="string">
            <text:p>+ Import LD robot 3D model</text:p>
          </table:table-cell>
          <table:table-cell table:style-name="ce76" table:number-columns-repeated="9"/>
          <table:table-cell table:number-columns-repeated="1014"/>
        </table:table-row>
        <table:table-row table:style-name="ro1">
          <table:table-cell table:style-name="ce62" office:value-type="string" calcext:value-type="string">
            <text:p>+ Jog LD robot (teleop)</text:p>
          </table:table-cell>
          <table:table-cell table:style-name="ce76" table:number-columns-repeated="9"/>
          <table:table-cell table:number-columns-repeated="1014"/>
        </table:table-row>
        <table:table-row table:style-name="ro1">
          <table:table-cell/>
          <table:table-cell table:style-name="ce76" table:number-columns-repeated="9"/>
          <table:table-cell table:number-columns-repeated="1014"/>
        </table:table-row>
        <table:table-row table:style-name="ro1">
          <table:table-cell table:style-name="ce64" office:value-type="string" calcext:value-type="string">
            <text:p>Visited ARTC to find out more about membership and training</text:p>
          </table:table-cell>
          <table:table-cell/>
          <table:table-cell table:style-name="ce75"/>
          <table:table-cell table:number-columns-repeated="1021"/>
        </table:table-row>
        <table:table-row table:style-name="ro2">
          <table:table-cell table:style-name="ce68" office:value-type="string" calcext:value-type="string">
            <text:p>- <text:span text:style-name="T21">Membership rates for projects</text:span></text:p>
            <text:p><text:span text:style-name="T22">- </text:span><text:span text:style-name="T23">Participation in pre-competitive shared projects advancing ROS for industry-specific applications</text:span></text:p>
            <text:p><text:span text:style-name="T24">- Full membership: Voting of priorities for shared projects</text:span></text:p>
            <text:p><text:span text:style-name="T25">- Up to 3 free ROS trainings per year (</text:span><text:span text:style-name="T26">2 for associate member</text:span><text:span text:style-name="T27">)</text:span></text:p>
            <text:p><text:span text:style-name="T25">- Up to 3 free seats for the Annual Workshop (</text:span><text:span text:style-name="T26">2 for associate member</text:span><text:span text:style-name="T27">)</text:span></text:p>
            <text:p><text:span text:style-name="T2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24">SGD7000/year for associate membership, pro-rated, 4k cash</text:span></text:p>
            <text:p><text:span text:style-name="T24">Architecture advice is SGD125/hour: 8h*2days*10weeks = 160h = SGD20k</text:span></text:p>
            <text:p/>
          </table:table-cell>
          <table:table-cell/>
          <table:table-cell table:style-name="ce7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0" office:value-type="string" calcext:value-type="string">
            <text:p>Start of internship</text:p>
          </table:table-cell>
          <table:table-cell table:number-columns-repeated="8"/>
          <table:table-cell table:style-name="ce76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75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64" office:value-type="string" calcext:value-type="string">
            <text:p>ROS-I Developer's Training 24-27/9 - Basic+Advanced  <text:span text:style-name="T28">SGD950each</text:span></text:p>
          </table:table-cell>
          <table:table-cell/>
          <table:table-cell table:style-name="ce76"/>
          <table:table-cell table:number-columns-repeated="8"/>
          <table:table-cell table:style-name="ce75"/>
          <table:table-cell table:number-columns-repeated="1012"/>
        </table:table-row>
        <table:table-row table:style-name="ro1">
          <table:table-cell table:style-name="ce64"/>
          <table:table-cell/>
          <table:table-cell table:style-name="ce76"/>
          <table:table-cell table:number-columns-repeated="8"/>
          <table:table-cell table:style-name="ce76"/>
          <table:table-cell table:number-columns-repeated="1012"/>
        </table:table-row>
        <table:table-row table:style-name="ro1">
          <table:table-cell table:style-name="ce69" office:value-type="string" calcext:value-type="string">
            <text:p>ROS for LD robots</text:p>
          </table:table-cell>
          <table:table-cell table:number-columns-repeated="8"/>
          <table:table-cell table:style-name="ce76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75" table:number-columns-repeated="2"/>
          <table:table-cell table:style-name="ce76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75" table:number-columns-repeated="2"/>
          <table:table-cell table:style-name="ce76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76" table:number-columns-repeated="2"/>
          <table:table-cell table:style-name="ce75" table:number-columns-repeated="3"/>
          <table:table-cell table:style-name="ce76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76" table:number-columns-repeated="4"/>
          <table:table-cell/>
          <table:table-cell table:style-name="ce7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76" table:number-columns-repeated="2"/>
          <table:table-cell table:number-columns-repeated="2"/>
          <table:table-cell table:style-name="ce75"/>
          <table:table-cell table:number-columns-repeated="1005"/>
        </table:table-row>
        <table:table-row table:style-name="ro1">
          <table:table-cell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69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76" table:number-columns-repeated="2"/>
          <table:table-cell table:style-name="ce75" table:number-columns-repeated="2"/>
          <table:table-cell table:number-columns-repeated="1003"/>
        </table:table-row>
        <table:table-row table:style-name="ro1">
          <table:table-cell table:style-name="ce7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75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9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75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75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76"/>
          <table:table-cell table:style-name="ce75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69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75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76"/>
          <table:table-cell table:style-name="ce75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76"/>
          <table:table-cell table:style-name="ce75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75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69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1"/>
        <table:table-column table:style-name="co5" table:default-cell-style-name="ce81"/>
        <table:table-column table:style-name="co6" table:default-cell-style-name="ce81"/>
        <table:table-column table:style-name="co7" table:number-columns-repeated="2" table:default-cell-style-name="Default"/>
        <table:table-column table:style-name="co7" table:default-cell-style-name="ce99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9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default-cell-style-name="Default"/>
        <table:table-column table:style-name="co7" table:number-columns-repeated="2" table:default-cell-style-name="ce120"/>
        <table:table-column table:style-name="co7" table:default-cell-style-name="Default"/>
        <table:table-column table:style-name="co7" table:default-cell-style-name="ce105"/>
        <table:table-column table:style-name="co7" table:default-cell-style-name="Default"/>
        <table:table-column table:style-name="co7" table:number-columns-repeated="2" table:default-cell-style-name="ce120"/>
        <table:table-column table:style-name="co7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05"/>
        <table:table-column table:style-name="co7" table:number-columns-repeated="4" table:default-cell-style-name="Default"/>
        <table:table-column table:style-name="co7" table:default-cell-style-name="ce132"/>
        <table:table-column table:style-name="co7" table:default-cell-style-name="ce120"/>
        <table:table-column table:style-name="co7" table:number-columns-repeated="3" table:default-cell-style-name="Default"/>
        <table:table-column table:style-name="co7" table:default-cell-style-name="ce109"/>
        <table:table-column table:style-name="co7" table:number-columns-repeated="4" table:default-cell-style-name="Default"/>
        <table:table-column table:style-name="co7" table:default-cell-style-name="ce99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78" table:number-columns-repeated="3"/>
          <table:table-cell table:style-name="ce91" office:value-type="string" calcext:value-type="string" table:number-columns-spanned="3" table:number-rows-spanned="1">
            <text:p>October</text:p>
          </table:table-cell>
          <table:covered-table-cell table:style-name="ce96"/>
          <table:covered-table-cell table:style-name="ce91"/>
          <table:table-cell table:style-name="ce103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96"/>
          <table:covered-table-cell table:style-name="ce91"/>
          <table:table-cell table:style-name="ce103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96"/>
          <table:covered-table-cell table:style-name="ce91"/>
          <table:table-cell table:style-name="ce103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96"/>
          <table:covered-table-cell table:style-name="ce91"/>
          <table:table-cell table:style-name="ce96" office:value-type="string" calcext:value-type="string" table:number-columns-spanned="5" table:number-rows-spanned="1">
            <text:p>February</text:p>
          </table:table-cell>
          <table:covered-table-cell table:number-columns-repeated="4" table:style-name="ce96"/>
          <table:table-cell table:style-name="ce140" table:number-columns-repeated="947"/>
        </table:table-row>
        <table:table-row table:style-name="ro1">
          <table:table-cell table:style-name="ce79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104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4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4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24" office:value-type="float" office:value="31" calcext:value-type="float">
            <text:p>31</text:p>
          </table:table-cell>
          <table:table-cell table:style-name="ce117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17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79"/>
          <table:table-cell table:style-name="ce83" office:value-type="string" calcext:value-type="string">
            <text:p>Task</text:p>
          </table:table-cell>
          <table:table-cell table:style-name="ce79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8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8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7" office:value-type="string" calcext:value-type="string">
            <text:p>T</text:p>
          </table:table-cell>
          <table:table-cell table:style-name="ce117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28" office:value-type="string" calcext:value-type="string">
            <text:p>T</text:p>
          </table:table-cell>
          <table:table-cell table:style-name="ce117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31" office:value-type="string" calcext:value-type="string">
            <text:p>F</text:p>
          </table:table-cell>
          <table:table-cell table:style-name="ce117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8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37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4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Draft out ROS diagram with nodes, topics for ARCL 'status' command</text:p>
          </table:table-cell>
          <table:table-cell table:style-name="ce88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Create package with publishers for ARCL 'status' command</text:p>
          </table:table-cell>
          <table:table-cell table:style-name="ce88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Split ARCL commands into topics, services or actions</text:p>
          </table:table-cell>
          <table:table-cell table:style-name="ce89"/>
          <table:table-cell table:number-columns-repeated="2"/>
          <table:table-cell table:style-name="ce100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2"/>
          <table:table-cell table:style-name="ce106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Write <text:span text:style-name="T29">publishers</text:span><text:span text:style-name="T3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2"/>
          <table:table-cell table:style-name="ce107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Write <text:span text:style-name="T29">publishers</text:span><text:span text:style-name="T3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76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Write <text:span text:style-name="T29">actions</text:span><text:span text:style-name="T3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Write <text:span text:style-name="T29">actions</text:span><text:span text:style-name="T3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rite <text:span text:style-name="T29">services</text:span><text:span text:style-name="T3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00"/>
          <table:table-cell table:style-name="ce108"/>
          <table:table-cell/>
          <table:table-cell table:style-name="ce99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Write <text:span text:style-name="T29">services</text:span><text:span text:style-name="T3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8"/>
          <table:table-cell table:style-name="ce9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Write <text:span text:style-name="T29">services</text:span><text:span text:style-name="T3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ite <text:span text:style-name="T29">services</text:span><text:span text:style-name="T3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8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Functional tests of ROS packages on actual robot</text:p>
          </table:table-cell>
          <table:table-cell table:style-name="ce88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76" table:number-columns-repeated="2"/>
          <table:table-cell table:style-name="ce110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8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8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11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0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11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0"/>
          <table:table-cell table:number-columns-repeated="23"/>
          <table:table-cell table:style-name="ce110"/>
          <table:table-cell table:style-name="ce112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5">
        <office:forms form:automatic-focus="false" form:apply-design-mode="false"/>
        <table:table-column table:style-name="co10" table:default-cell-style-name="Default"/>
        <table:table-column table:style-name="co11" table:default-cell-style-name="ce18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6">
          <table:table-cell table:style-name="ce69"/>
          <table:table-cell table:style-name="ce163" office:value-type="string" calcext:value-type="string">
            <text:p>ARCL command [ARCL Reference Guide, 18448-000 Rev A, Updated: 1/19/2017]</text:p>
          </table:table-cell>
          <table:table-cell table:style-name="ce69" table:content-validation-name="val1" office:value-type="string" calcext:value-type="string">
            <text:p>Robot or EM</text:p>
          </table:table-cell>
          <table:table-cell table:style-name="ce187" office:value-type="string" calcext:value-type="string">
            <text:p>Grouping</text:p>
          </table:table-cell>
          <table:table-cell table:style-name="ce69" office:value-type="string" calcext:value-type="string">
            <text:p>Notes</text:p>
          </table:table-cell>
          <table:table-cell table:style-name="ce192" office:value-type="string" calcext:value-type="string">
            <text:p>TOPIC</text:p>
          </table:table-cell>
          <table:table-cell table:style-name="ce197" office:value-type="string" calcext:value-type="string">
            <text:p>SERVICE</text:p>
          </table:table-cell>
          <table:table-cell table:style-name="ce199" office:value-type="string" calcext:value-type="string">
            <text:p>ACTION</text:p>
          </table:table-cell>
          <table:table-cell table:style-name="ce69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76"/>
          <table:table-cell table:style-name="ce65"/>
          <table:table-cell table:number-columns-repeated="1016"/>
        </table:table-row>
        <table:table-row table:style-name="ro10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76"/>
          <table:table-cell/>
          <table:table-cell table:style-name="ce65"/>
          <table:table-cell table:number-columns-repeated="1016"/>
        </table:table-row>
        <table:table-row table:style-name="ro11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1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76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76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76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31">This overrides the normal analog from MARC for purposes of testing. </text:span></text:p>
            <text:p><text:span text:style-name="T3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151" office:value-type="string" calcext:value-type="string">
            <text:p>Pass or Fail</text:p>
          </table:table-cell>
        </table:table-row>
        <table:table-row table:style-name="ro12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3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31">the launch files runs the services server with </text:span></text:p>
            <text:p><text:span text:style-name="T31">different names as set in the service client file</text:span></text:p>
            <text:p><text:span text:style-name="T31"> Rospy.wait forservice due to launching 2 of the </text:span></text:p>
            <text:p><text:span text:style-name="T31">Same service servers for robot1 and robot2 each.</text:span></text:p>
            <text:p><text:span text:style-name="T31">So the client file keep waiting for the service with</text:span></text:p>
            <text:p><text:span text:style-name="T31"> The specific name but the service which run is of</text:span></text:p>
            <text:p><text:span text:style-name="T31"> A different name.</text:span></text:p>
          </table:table-cell>
          <table:table-cell/>
        </table:table-row>
        <table:table-row table:style-name="ro14">
          <table:table-cell table:style-name="ce203"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203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203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5">
          <table:table-cell table:style-name="ce203" office:value-type="string" calcext:value-type="string">
            <text:p><text:span text:style-name="T31">Test topic faultsGet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topic getDateTime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data: "&lt;date and time&gt;</text:span></text:p>
            <text:p><text:span text:style-name="T3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topic odometer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odometer&gt;</text:span></text:p>
            <text:p><text:span text:style-name="T3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7">
          <table:table-cell table:style-name="ce203" office:value-type="string" calcext:value-type="string">
            <text:p><text:span text:style-name="T31">Test topic oneLineStatus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oneLineStatus&gt;</text:span></text:p>
            <text:p><text:span text:style-name="T31">where &lt;oneLineStatus&gt; is the status of the robot on one line of text</text:span></text:p>
          </table:table-cell>
          <table:table-cell table:style-name="ce203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topic queryDockStatus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dockStatus&gt;</text:span></text:p>
            <text:p><text:span text:style-name="T31">where &lt;dockStatus&gt; is the docking/charging status</text:span></text:p>
          </table:table-cell>
          <table:table-cell table:style-name="ce203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topic queryMotors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MotorStatus&gt;</text:span></text:p>
            <text:p><text:span text:style-name="T31">where &lt;MotorStatus&gt; is state of the motors</text:span></text:p>
          </table:table-cell>
          <table:table-cell table:style-name="ce203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topic queueShowRobotLocal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status&gt;</text:span></text:p>
            <text:p><text:span text:style-name="T31">where &lt;status&gt; is status of the robot</text:span></text:p>
          </table:table-cell>
          <table:table-cell table:style-name="ce203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topic waitTaskState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waitTaskState&gt;</text:span></text:p>
            <text:p><text:span text:style-name="T31">where &lt;waitTaskState&gt; is the status of the wait task</text:span></text:p>
          </table:table-cell>
          <table:table-cell table:style-name="ce203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6">
          <table:table-cell table:style-name="ce203" office:value-type="string" calcext:value-type="string">
            <text:p><text:span text:style-name="T31">Test 20 getInfo topics</text:span></text:p>
            <text:p><text:span text:style-name="T31">On actual robot.</text:span>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info&gt;</text:span></text:p>
            <text:p><text:span text:style-name="T31">where &lt;info&gt; is the string associated with the information name</text:span></text:p>
          </table:table-cell>
          <table:table-cell table:style-name="ce203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6">
          <table:table-cell table:style-name="ce203" office:value-type="string" calcext:value-type="string">
            <text:p>Test 6 status topics On actual robot.</text:p>
          </table:table-cell>
          <table:covered-table-cell table:number-columns-repeated="2" table:style-name="ce203"/>
          <table:table-cell/>
          <table:table-cell table:style-name="ce203" office:value-type="string" calcext:value-type="string">
            <text:p><text:span text:style-name="T31">In third terminal windows, you should see data: "&lt;status&gt;</text:span></text:p>
            <text:p><text:span text:style-name="T31">where &lt;status&gt; is the operational state of the robot</text:span></text:p>
          </table:table-cell>
          <table:table-cell table:style-name="ce203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6">
          <table:table-cell table:style-name="ce203" table:number-columns-repeated="3"/>
          <table:table-cell/>
          <table:table-cell table:style-name="ce203" table:number-columns-repeated="2"/>
          <table:table-cell office:value-type="string" calcext:value-type="string">
            <text:p>Pass on 3 Dec 2030</text:p>
          </table:table-cell>
        </table:table-row>
        <table:table-row table:style-name="ro18">
          <table:table-cell table:style-name="ce203" office:value-type="string" calcext:value-type="string">
            <text:p><text:span text:style-name="T31">Test analogInputList </text:span>service on actual robot.</text:p>
          </table:table-cell>
          <table:table-cell table:style-name="ce203" office:value-type="string" calcext:value-type="string">
            <text:p><text:span text:style-name="T31">robot ip have to be </text:span></text:p>
            <text:p><text:span text:style-name="T31">Set when launching launch </text:span></text:p>
            <text:p><text:span text:style-name="T31">File as command line arg</text:span></text:p>
          </table:table-cell>
          <table:table-cell table:style-name="ce203" office:value-type="string" calcext:value-type="string">
            <text:p><text:span text:style-name="T31">1. Open 3 terminal windows</text:span></text:p>
            <text:p><text:span text:style-name="T31">2. In one terminal run command: “roscore”</text:span></text:p>
            <text:p><text:span text:style-name="T31">3. In second terminal window, run command: roslaunch om_aiv_util test_roslaunch.launch  ip:=168.3.201.122 (ip address is unique to each robot)</text:span></text:p>
            <text:p><text:span text:style-name="T31">4. In third terminal windows, run command: rosrun om_aiv_util analogInputList_client.py</text:span></text:p>
            <text:p><text:span text:style-name="T31">5. repeat step 4 for other services and input command line arguments if required</text:span></text:p>
          </table:table-cell>
          <table:table-cell/>
          <table:table-cell table:style-name="ce203" office:value-type="string" calcext:value-type="string">
            <text:p>In third terminal window, you should see the named analog inputs</text:p>
          </table:table-cell>
          <table:table-cell table:style-name="ce203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6">
          <table:table-cell table:style-name="ce141" office:value-type="string" calcext:value-type="string">
            <text:p><text:span text:style-name="T31">Test analogInputQueryRaw</text:span> service on actual robot.</text:p>
          </table:table-cell>
          <table:table-cell table:style-name="ce203" table:number-columns-repeated="3"/>
          <table:table-cell table:style-name="ce203" office:value-type="string" calcext:value-type="string">
            <text:p>In third terminal window, the state of an analog input by raw is shown</text:p>
          </table:table-cell>
          <table:table-cell table:style-name="ce203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6">
          <table:table-cell table:style-name="ce141" office:value-type="string" calcext:value-type="string">
            <text:p><text:span text:style-name="T31">Test analogInputQueryVoltage</text:span> service on actual robot.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the voltage of an analog input is shown</text:p>
          </table:table-cell>
          <table:table-cell table:style-name="ce203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6">
          <table:table-cell table:style-name="ce203" office:value-type="string" calcext:value-type="string">
            <text:p>Test applicationFaultClear service on actual robot. (application fault have to be set first)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the named application fault is cleared</text:p>
          </table:table-cell>
          <table:table-cell table:style-name="ce203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applicationFaultSet</text:span>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the application fault is set</text:p>
          </table:table-cell>
          <table:table-cell table:style-name="ce203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Test arclSendText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the given message to all ARCL clients</text:p>
          </table:table-cell>
          <table:table-cell table:style-name="ce203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Test configAdd service on actual robot. (a new config has to be started first)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the parameter keywords and values is added to the configuration list</text:p>
          </table:table-cell>
          <table:table-cell table:style-name="ce203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6">
          <table:table-cell table:style-name="ce203" office:value-type="string" calcext:value-type="string">
            <text:p>Test configParse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<text:span text:style-name="T31">In third terminal window, it should show that the</text:span> configuration parameters have will be parsed</text:p>
          </table:table-cell>
          <table:table-cell table:style-name="ce203" office:value-type="string" calcext:value-type="string">
            <text:p><text:span text:style-name="T31">running command</text:span></text:p>
            <text:p>Will parse config</text:p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configStart</text:span>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the config is starting</text:p>
          </table:table-cell>
          <table:table-cell table:style-name="ce203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Test connectOutgoing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e socket connected to the ip address and port specified</text:p>
          </table:table-cell>
          <table:table-cell table:style-name="ce203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createInfo</text:span>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info has been created</text:p>
          </table:table-cell>
          <table:table-cell table:style-name="ce203" office:value-type="string" calcext:value-type="string">
            <text:p>Created info for test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doTaskInstant</text:span>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the instant task has been run</text:p>
          </table:table-cell>
          <table:table-cell table:style-name="ce203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Test echo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echo status</text:p>
          </table:table-cell>
          <table:table-cell table:style-name="ce203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enableMotors</text:span>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In third terminal window, it should show that motors have been enabled or why motors could not be enabled</text:p>
          </table:table-cell>
          <table:table-cell table:style-name="ce203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extIOAdd</text:span> service on actual robot. </text:p>
          </table:table-cell>
          <table:table-cell table:style-name="ce203" table:number-columns-repeated="2"/>
          <table:table-cell/>
          <table:table-cell table:style-name="ce203" office:value-type="string" calcext:value-type="string">
            <text:p><text:span text:style-name="T31">In third terminal window, it should show that </text:span>new external I/O set has been created</text:p>
          </table:table-cell>
          <table:table-cell table:style-name="ce203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6">
          <table:table-cell table:style-name="ce203" office:value-type="string" calcext:value-type="string">
            <text:p><text:span text:style-name="T31">Test extIODump</text:span> service on actual robot. </text:p>
          </table:table-cell>
          <table:table-cell table:style-name="ce203" table:number-columns-repeated="2"/>
          <table:table-cell table:style-name="ce203" office:value-type="string" calcext:value-type="string">
            <text:p>No command line arguments required</text:p>
          </table:table-cell>
          <table:table-cell table:style-name="ce203" office:value-type="string" calcext:value-type="string">
            <text:p>In third terminal window, it should show that the values of all the external I/Os have been dumped</text:p>
          </table:table-cell>
          <table:table-cell table:style-name="ce203"/>
          <table:table-cell/>
        </table:table-row>
        <table:table-row table:style-name="ro16" table:number-rows-repeated="2">
          <table:table-cell table:style-name="ce203" table:number-columns-repeated="3"/>
          <table:table-cell/>
          <table:table-cell table:style-name="ce203" table:number-columns-repeated="2"/>
          <table:table-cell/>
        </table:table-row>
        <table:table-row table:style-name="ro20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31">Able to  specify robot </text:span></text:p>
            <text:p><text:span text:style-name="T31">name and </text:span></text:p>
            <text:p><text:span text:style-name="T31">Ip address as </text:span></text:p>
            <text:p><text:span text:style-name="T31">Command line args </text:span></text:p>
            <text:p><text:span text:style-name="T3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526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0" table:default-cell-style-name="ce182"/>
        <table:table-column table:style-name="co19" table:number-columns-repeated="1023" table:default-cell-style-name="ce18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9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9">
          <table:table-cell office:value-type="string" calcext:value-type="string">
            <text:p>convert queuedrop off to action</text:p>
          </table:table-cell>
        </table:table-row>
        <table:table-row table:style-name="ro19">
          <table:table-cell office:value-type="string" calcext:value-type="string">
            <text:p>Action client can be implemented in user program </text:p>
          </table:table-cell>
        </table:table-row>
        <table:table-row table:style-name="ro19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09:46:07.302604691</dc:date>
    <meta:generator>LibreOffice/6.0.7.3$Linux_X86_64 LibreOffice_project/00m0$Build-3</meta:generator>
    <meta:editing-duration>P6DT9H24M15S</meta:editing-duration>
    <meta:editing-cycles>470</meta:editing-cycles>
    <meta:document-statistic meta:table-count="7" meta:cell-count="998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